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6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236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3339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3654in"/>
    </style:style>
    <style:style style:name="co9" style:family="table-column">
      <style:table-column-properties fo:break-before="auto" style:column-width="0.7634in"/>
    </style:style>
    <style:style style:name="co10" style:family="table-column">
      <style:table-column-properties fo:break-before="auto" style:column-width="0.5752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917in"/>
    </style:style>
    <style:style style:name="co13" style:family="table-column">
      <style:table-column-properties fo:break-before="auto" style:column-width="0.4957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0.4299in"/>
    </style:style>
    <style:style style:name="co16" style:family="table-column">
      <style:table-column-properties fo:break-before="auto" style:column-width="2.6382in"/>
    </style:style>
    <style:style style:name="co17" style:family="table-column">
      <style:table-column-properties fo:break-before="auto" style:column-width="0.3445in"/>
    </style:style>
    <style:style style:name="co18" style:family="table-column">
      <style:table-column-properties fo:break-before="auto" style:column-width="0.4126in"/>
    </style:style>
    <style:style style:name="co19" style:family="table-column">
      <style:table-column-properties fo:break-before="auto" style:column-width="0.789in"/>
    </style:style>
    <style:style style:name="co20" style:family="table-column">
      <style:table-column-properties fo:break-before="auto" style:column-width="0.5693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craft enabled?</text:p>
          </table:table-cell>
          <table:table-cell table:number-columns-repeated="2"/>
          <table:table-cell office:value-type="string">
            <text:p>targeting/craft type</text:p>
          </table:table-cell>
          <table:table-cell table:number-columns-repeated="5"/>
          <table:table-cell office:value-type="string">
            <text:p>craft/object</text:p>
          </table:table-cell>
          <table:table-cell office:value-type="string">
            <text:p>slot – 1</text:p>
          </table:table-cell>
          <table:table-cell office:value-type="string">
            <text:p>Spec#.lst – 1</text:p>
          </table:table-cell>
          <table:table-cell office:value-type="string">
            <text:p>Spec.lst OPT # - 1</text:p>
          </table:table-cell>
        </table:table-row>
        <table:table-row table:style-name="ro1">
          <table:table-cell office:value-type="string">
            <text:p>X-w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Y-w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-w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-w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/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/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/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/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*Shipyard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*Repair Yard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issile Boa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-w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Z-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-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unboat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huttl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scort Shuttl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atrol Craft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cout Craft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ransport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ssault Tran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sc Tran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g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Utility tug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ontainer 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ntainer 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ntainer 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ontainer 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avy Lif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*Gun Emplacement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Freighte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argo Ferry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od Conveyo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ontainer Tran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*Medium Tran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uurian Tran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rellian Tran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*Mod Strike Cruise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rvett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od Corvett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Neb Frigat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od Frigat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ine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rack Cruise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rike Cruise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scort Carrie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Dreadnaught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nCal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ight MonCal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nterdicto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SD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**SSD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**ISD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ontainer 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ontainer 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ntainer 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ontainer 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 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tform 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Platform 2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latform 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latform 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Platform 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latform 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st Hangar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t Gun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t Warhead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e A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ne B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ne C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obe A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robe B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v Bou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av Bou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steroid Field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teroid 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rain curve sect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rain straight sec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67">
            <text:p>6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st 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st 2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Ast 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st 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st 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st 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0x1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nabled</text:p>
          </table:table-cell>
          <table:table-cell office:value-type="string">
            <text:p>int1?</text:p>
          </table:table-cell>
          <table:table-cell office:value-type="string">
            <text:p>int2?</text:p>
          </table:table-cell>
          <table:table-cell office:value-type="string">
            <text:p>targeting/craft type</text:p>
          </table:table-cell>
          <table:table-cell office:value-type="string">
            <text:p>int1?</text:p>
          </table:table-cell>
          <table:table-cell office:value-type="string">
            <text:p>int2?</text:p>
          </table:table-cell>
          <table:table-cell office:value-type="string">
            <text:p>int1?</text:p>
          </table:table-cell>
          <table:table-cell office:value-type="string">
            <text:p>int2?</text:p>
          </table:table-cell>
          <table:table-cell office:value-type="string">
            <text:p>0x10</text:p>
          </table:table-cell>
          <table:table-cell office:value-type="string">
            <text:p>craft/object</text:p>
          </table:table-cell>
          <table:table-cell office:value-type="string">
            <text:p>slot – 1</text:p>
          </table:table-cell>
          <table:table-cell office:value-type="string">
            <text:p>Spec#.lst – 1</text:p>
          </table:table-cell>
          <table:table-cell office:value-type="string">
            <text:p>Spec.lst OPT # - 1</text:p>
          </table:table-cell>
        </table:table-row>
        <table:table-row table:style-name="ro1">
          <table:table-cell/>
          <table:table-cell office:value-type="string">
            <text:p>0=unused</text:p>
          </table:table-cell>
          <table:table-cell table:number-columns-repeated="2"/>
          <table:table-cell office:value-type="string">
            <text:p>0=Fighter(Ins, rchrg, Fghtr hull)</text:p>
          </table:table-cell>
          <table:table-cell table:number-columns-repeated="5"/>
          <table:table-cell office:value-type="string">
            <text:p>67=craf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=enabled</text:p>
          </table:table-cell>
          <table:table-cell table:number-columns-repeated="2"/>
          <table:table-cell office:value-type="string">
            <text:p>1=Trans(no Ins, rchrg, Fghtr hull)</text:p>
          </table:table-cell>
          <table:table-cell table:number-columns-repeated="5"/>
          <table:table-cell office:value-type="string">
            <text:p>131=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2=Utility(no Ins, no rchrg, Fghtr hull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3=Freight(no Ins, no rchrg, Freight hull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4=Capital(no Ins, no rchrg, Cap hull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5=Plat(no Ins, no rchrg, Cap hull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6=??? crashes upon exit (starfield?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7=??? crashes upon exit (light source?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8=mine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9=Space Object (sat, bouy, etc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10=Asteroi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11=???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12=plan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13=???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14=Training track sections?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6">04/16/2006</text:date>, <text:time>19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agged Fel</meta:initial-creator>
    <meta:creation-date>2005-09-15T00:04:28</meta:creation-date>
    <dc:creator>Jagged Fel</dc:creator>
    <dc:date>2006-04-16T19:32:22</dc:date>
    <dc:language>en-US</dc:language>
    <meta:editing-cycles>21</meta:editing-cycles>
    <meta:editing-duration>PT6H57M15S</meta:editing-duration>
    <meta:user-defined meta:name="Info 1"/>
    <meta:user-defined meta:name="Info 2"/>
    <meta:user-defined meta:name="Info 3"/>
    <meta:user-defined meta:name="Info 4"/>
    <meta:document-statistic meta:table-count="2" meta:cell-count="1545"/>
  </office:meta>
</office:document-meta>
</file>